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0.73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ED_0" table:style-name="ta1">
        <table:shapes>
          <draw:frame draw:z-index="0" draw:style-name="gr1" draw:text-style-name="P1" svg:width="159.99mm" svg:height="89.99mm" svg:x="1mm" svg:y="55.19mm">
            <loext:p draw:notify-on-update-of-ranges="SEED_0.A4:SEED_0.DR4 SEED_0.A5:SEED_0.DR5 SEED_0.A6:SEED_0.DR6 SEED_0.A7:SEED_0.DR7 SEED_0.A8:SEED_0.DR8 SEED_0.A9:SEED_0.DR9 SEED_0.A10:SEED_0.DR10 SEED_0.A11:SEED_0.DR11 SEED_0.A12:SEED_0.DR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94" table:default-cell-style-name="Default"/>
        <table:table-column table:style-name="co5" table:number-columns-repeated="21" table:default-cell-style-name="Default"/>
        <table:table-row table:style-name="ro1">
          <table:table-cell office:value-type="string" calcext:value-type="string">
            <text:p>PARALLEL MERGE - SEED 0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115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15"/>
        </table:table-row>
        <table:table-row table:style-name="ro1">
          <table:table-cell office:value-type="float" office:value="830236000" calcext:value-type="float">
            <text:p>830236000</text:p>
          </table:table-cell>
          <table:table-cell office:value-type="float" office:value="830340000" calcext:value-type="float">
            <text:p>830340000</text:p>
          </table:table-cell>
          <table:table-cell office:value-type="float" office:value="829867000" calcext:value-type="float">
            <text:p>829867000</text:p>
          </table:table-cell>
          <table:table-cell office:value-type="float" office:value="830460000" calcext:value-type="float">
            <text:p>830460000</text:p>
          </table:table-cell>
          <table:table-cell office:value-type="float" office:value="829739000" calcext:value-type="float">
            <text:p>829739000</text:p>
          </table:table-cell>
          <table:table-cell office:value-type="float" office:value="829747000" calcext:value-type="float">
            <text:p>829747000</text:p>
          </table:table-cell>
          <table:table-cell office:value-type="float" office:value="829433000" calcext:value-type="float">
            <text:p>829433000</text:p>
          </table:table-cell>
          <table:table-cell office:value-type="float" office:value="830297000" calcext:value-type="float">
            <text:p>830297000</text:p>
          </table:table-cell>
          <table:table-cell office:value-type="float" office:value="829984000" calcext:value-type="float">
            <text:p>829984000</text:p>
          </table:table-cell>
          <table:table-cell office:value-type="float" office:value="830755000" calcext:value-type="float">
            <text:p>830755000</text:p>
          </table:table-cell>
          <table:table-cell office:value-type="float" office:value="830408000" calcext:value-type="float">
            <text:p>830408000</text:p>
          </table:table-cell>
          <table:table-cell office:value-type="float" office:value="830758000" calcext:value-type="float">
            <text:p>830758000</text:p>
          </table:table-cell>
          <table:table-cell office:value-type="float" office:value="830260000" calcext:value-type="float">
            <text:p>830260000</text:p>
          </table:table-cell>
          <table:table-cell office:value-type="float" office:value="829847000" calcext:value-type="float">
            <text:p>829847000</text:p>
          </table:table-cell>
          <table:table-cell office:value-type="float" office:value="830187000" calcext:value-type="float">
            <text:p>830187000</text:p>
          </table:table-cell>
          <table:table-cell office:value-type="float" office:value="830782000" calcext:value-type="float">
            <text:p>830782000</text:p>
          </table:table-cell>
          <table:table-cell office:value-type="float" office:value="829815000" calcext:value-type="float">
            <text:p>829815000</text:p>
          </table:table-cell>
          <table:table-cell office:value-type="float" office:value="830879000" calcext:value-type="float">
            <text:p>830879000</text:p>
          </table:table-cell>
          <table:table-cell office:value-type="float" office:value="830218000" calcext:value-type="float">
            <text:p>830218000</text:p>
          </table:table-cell>
          <table:table-cell office:value-type="float" office:value="830162000" calcext:value-type="float">
            <text:p>830162000</text:p>
          </table:table-cell>
          <table:table-cell office:value-type="float" office:value="829146000" calcext:value-type="float">
            <text:p>829146000</text:p>
          </table:table-cell>
          <table:table-cell office:value-type="float" office:value="829516000" calcext:value-type="float">
            <text:p>829516000</text:p>
          </table:table-cell>
          <table:table-cell office:value-type="float" office:value="829864000" calcext:value-type="float">
            <text:p>829864000</text:p>
          </table:table-cell>
          <table:table-cell office:value-type="float" office:value="831430000" calcext:value-type="float">
            <text:p>831430000</text:p>
          </table:table-cell>
          <table:table-cell office:value-type="float" office:value="830381000" calcext:value-type="float">
            <text:p>830381000</text:p>
          </table:table-cell>
          <table:table-cell office:value-type="float" office:value="830589000" calcext:value-type="float">
            <text:p>830589000</text:p>
          </table:table-cell>
          <table:table-cell office:value-type="float" office:value="830553000" calcext:value-type="float">
            <text:p>830553000</text:p>
          </table:table-cell>
          <table:table-cell office:value-type="float" office:value="830347000" calcext:value-type="float">
            <text:p>830347000</text:p>
          </table:table-cell>
          <table:table-cell office:value-type="float" office:value="829886000" calcext:value-type="float">
            <text:p>829886000</text:p>
          </table:table-cell>
          <table:table-cell office:value-type="float" office:value="829765000" calcext:value-type="float">
            <text:p>829765000</text:p>
          </table:table-cell>
          <table:table-cell office:value-type="float" office:value="829933000" calcext:value-type="float">
            <text:p>829933000</text:p>
          </table:table-cell>
          <table:table-cell office:value-type="float" office:value="830666000" calcext:value-type="float">
            <text:p>830666000</text:p>
          </table:table-cell>
          <table:table-cell office:value-type="float" office:value="829881000" calcext:value-type="float">
            <text:p>829881000</text:p>
          </table:table-cell>
          <table:table-cell office:value-type="float" office:value="830382000" calcext:value-type="float">
            <text:p>830382000</text:p>
          </table:table-cell>
          <table:table-cell office:value-type="float" office:value="830020000" calcext:value-type="float">
            <text:p>830020000</text:p>
          </table:table-cell>
          <table:table-cell office:value-type="float" office:value="829942000" calcext:value-type="float">
            <text:p>829942000</text:p>
          </table:table-cell>
          <table:table-cell office:value-type="float" office:value="830227000" calcext:value-type="float">
            <text:p>830227000</text:p>
          </table:table-cell>
          <table:table-cell office:value-type="float" office:value="829910000" calcext:value-type="float">
            <text:p>829910000</text:p>
          </table:table-cell>
          <table:table-cell office:value-type="float" office:value="830255000" calcext:value-type="float">
            <text:p>830255000</text:p>
          </table:table-cell>
          <table:table-cell office:value-type="float" office:value="830145000" calcext:value-type="float">
            <text:p>830145000</text:p>
          </table:table-cell>
          <table:table-cell table:number-columns-repeated="20" office:value-type="float" office:value="835573000" calcext:value-type="float">
            <text:p>835573000</text:p>
          </table:table-cell>
          <table:table-cell office:value-type="float" office:value="835987000" calcext:value-type="float">
            <text:p>835987000</text:p>
          </table:table-cell>
          <table:table-cell office:value-type="float" office:value="836019000" calcext:value-type="float">
            <text:p>836019000</text:p>
          </table:table-cell>
          <table:table-cell office:value-type="float" office:value="835998000" calcext:value-type="float">
            <text:p>835998000</text:p>
          </table:table-cell>
          <table:table-cell office:value-type="float" office:value="836008000" calcext:value-type="float">
            <text:p>836008000</text:p>
          </table:table-cell>
          <table:table-cell office:value-type="float" office:value="836166000" calcext:value-type="float">
            <text:p>836166000</text:p>
          </table:table-cell>
          <table:table-cell office:value-type="float" office:value="836102000" calcext:value-type="float">
            <text:p>836102000</text:p>
          </table:table-cell>
          <table:table-cell office:value-type="float" office:value="836091000" calcext:value-type="float">
            <text:p>836091000</text:p>
          </table:table-cell>
          <table:table-cell office:value-type="float" office:value="836001000" calcext:value-type="float">
            <text:p>836001000</text:p>
          </table:table-cell>
          <table:table-cell office:value-type="float" office:value="836100000" calcext:value-type="float">
            <text:p>836100000</text:p>
          </table:table-cell>
          <table:table-cell office:value-type="float" office:value="836039000" calcext:value-type="float">
            <text:p>836039000</text:p>
          </table:table-cell>
          <table:table-cell office:value-type="float" office:value="836054000" calcext:value-type="float">
            <text:p>836054000</text:p>
          </table:table-cell>
          <table:table-cell office:value-type="float" office:value="836094000" calcext:value-type="float">
            <text:p>836094000</text:p>
          </table:table-cell>
          <table:table-cell office:value-type="float" office:value="836061000" calcext:value-type="float">
            <text:p>836061000</text:p>
          </table:table-cell>
          <table:table-cell office:value-type="float" office:value="836004000" calcext:value-type="float">
            <text:p>836004000</text:p>
          </table:table-cell>
          <table:table-cell office:value-type="float" office:value="836048000" calcext:value-type="float">
            <text:p>836048000</text:p>
          </table:table-cell>
          <table:table-cell office:value-type="float" office:value="836041000" calcext:value-type="float">
            <text:p>836041000</text:p>
          </table:table-cell>
          <table:table-cell office:value-type="float" office:value="836110000" calcext:value-type="float">
            <text:p>836110000</text:p>
          </table:table-cell>
          <table:table-cell office:value-type="float" office:value="836014000" calcext:value-type="float">
            <text:p>836014000</text:p>
          </table:table-cell>
          <table:table-cell office:value-type="float" office:value="836098000" calcext:value-type="float">
            <text:p>836098000</text:p>
          </table:table-cell>
          <table:table-cell office:value-type="float" office:value="836047000" calcext:value-type="float">
            <text:p>836047000</text:p>
          </table:table-cell>
          <table:table-cell table:number-columns-repeated="2" office:value-type="float" office:value="837719000" calcext:value-type="float">
            <text:p>837719000</text:p>
          </table:table-cell>
          <table:table-cell office:value-type="float" office:value="837729000" calcext:value-type="float">
            <text:p>837729000</text:p>
          </table:table-cell>
          <table:table-cell office:value-type="float" office:value="837720000" calcext:value-type="float">
            <text:p>837720000</text:p>
          </table:table-cell>
          <table:table-cell table:number-columns-repeated="3" office:value-type="float" office:value="837721000" calcext:value-type="float">
            <text:p>837721000</text:p>
          </table:table-cell>
          <table:table-cell table:number-columns-repeated="2" office:value-type="float" office:value="837720000" calcext:value-type="float">
            <text:p>837720000</text:p>
          </table:table-cell>
          <table:table-cell office:value-type="float" office:value="837721000" calcext:value-type="float">
            <text:p>837721000</text:p>
          </table:table-cell>
          <table:table-cell table:number-columns-repeated="2" office:value-type="float" office:value="837720000" calcext:value-type="float">
            <text:p>837720000</text:p>
          </table:table-cell>
          <table:table-cell office:value-type="float" office:value="837729000" calcext:value-type="float">
            <text:p>837729000</text:p>
          </table:table-cell>
          <table:table-cell office:value-type="float" office:value="837720000" calcext:value-type="float">
            <text:p>837720000</text:p>
          </table:table-cell>
          <table:table-cell table:number-columns-repeated="2" office:value-type="float" office:value="837729000" calcext:value-type="float">
            <text:p>837729000</text:p>
          </table:table-cell>
          <table:table-cell office:value-type="float" office:value="837721000" calcext:value-type="float">
            <text:p>837721000</text:p>
          </table:table-cell>
          <table:table-cell table:number-columns-repeated="2" office:value-type="float" office:value="837720000" calcext:value-type="float">
            <text:p>837720000</text:p>
          </table:table-cell>
          <table:table-cell office:value-type="float" office:value="837721000" calcext:value-type="float">
            <text:p>837721000</text:p>
          </table:table-cell>
          <table:table-cell office:value-type="float" office:value="839404000" calcext:value-type="float">
            <text:p>839404000</text:p>
          </table:table-cell>
          <table:table-cell table:number-columns-repeated="21"/>
        </table:table-row>
        <table:table-row table:style-name="ro1">
          <table:table-cell table:number-columns-repeated="122"/>
        </table:table-row>
        <table:table-row table:style-name="ro1">
          <table:table-cell office:value-type="float" office:value="827888000" calcext:value-type="float">
            <text:p>827888000</text:p>
          </table:table-cell>
          <table:table-cell office:value-type="float" office:value="827869000" calcext:value-type="float">
            <text:p>827869000</text:p>
          </table:table-cell>
          <table:table-cell office:value-type="float" office:value="828049000" calcext:value-type="float">
            <text:p>828049000</text:p>
          </table:table-cell>
          <table:table-cell office:value-type="float" office:value="826788000" calcext:value-type="float">
            <text:p>826788000</text:p>
          </table:table-cell>
          <table:table-cell office:value-type="float" office:value="826979000" calcext:value-type="float">
            <text:p>826979000</text:p>
          </table:table-cell>
          <table:table-cell office:value-type="float" office:value="828677000" calcext:value-type="float">
            <text:p>828677000</text:p>
          </table:table-cell>
          <table:table-cell office:value-type="float" office:value="827302000" calcext:value-type="float">
            <text:p>827302000</text:p>
          </table:table-cell>
          <table:table-cell office:value-type="float" office:value="827773000" calcext:value-type="float">
            <text:p>827773000</text:p>
          </table:table-cell>
          <table:table-cell office:value-type="float" office:value="827559000" calcext:value-type="float">
            <text:p>827559000</text:p>
          </table:table-cell>
          <table:table-cell office:value-type="float" office:value="827473000" calcext:value-type="float">
            <text:p>827473000</text:p>
          </table:table-cell>
          <table:table-cell office:value-type="float" office:value="827288000" calcext:value-type="float">
            <text:p>827288000</text:p>
          </table:table-cell>
          <table:table-cell office:value-type="float" office:value="826668000" calcext:value-type="float">
            <text:p>826668000</text:p>
          </table:table-cell>
          <table:table-cell office:value-type="float" office:value="827184000" calcext:value-type="float">
            <text:p>827184000</text:p>
          </table:table-cell>
          <table:table-cell office:value-type="float" office:value="827577000" calcext:value-type="float">
            <text:p>827577000</text:p>
          </table:table-cell>
          <table:table-cell office:value-type="float" office:value="828304000" calcext:value-type="float">
            <text:p>828304000</text:p>
          </table:table-cell>
          <table:table-cell office:value-type="float" office:value="827660000" calcext:value-type="float">
            <text:p>827660000</text:p>
          </table:table-cell>
          <table:table-cell office:value-type="float" office:value="826898000" calcext:value-type="float">
            <text:p>826898000</text:p>
          </table:table-cell>
          <table:table-cell office:value-type="float" office:value="827235000" calcext:value-type="float">
            <text:p>827235000</text:p>
          </table:table-cell>
          <table:table-cell office:value-type="float" office:value="826939000" calcext:value-type="float">
            <text:p>826939000</text:p>
          </table:table-cell>
          <table:table-cell office:value-type="float" office:value="827552000" calcext:value-type="float">
            <text:p>827552000</text:p>
          </table:table-cell>
          <table:table-cell table:number-columns-repeated="20" office:value-type="float" office:value="832511000" calcext:value-type="float">
            <text:p>832511000</text:p>
          </table:table-cell>
          <table:table-cell office:value-type="float" office:value="832794000" calcext:value-type="float">
            <text:p>832794000</text:p>
          </table:table-cell>
          <table:table-cell office:value-type="float" office:value="832799000" calcext:value-type="float">
            <text:p>832799000</text:p>
          </table:table-cell>
          <table:table-cell office:value-type="float" office:value="832746000" calcext:value-type="float">
            <text:p>832746000</text:p>
          </table:table-cell>
          <table:table-cell office:value-type="float" office:value="832818000" calcext:value-type="float">
            <text:p>832818000</text:p>
          </table:table-cell>
          <table:table-cell table:number-columns-repeated="2" office:value-type="float" office:value="832752000" calcext:value-type="float">
            <text:p>832752000</text:p>
          </table:table-cell>
          <table:table-cell office:value-type="float" office:value="832753000" calcext:value-type="float">
            <text:p>832753000</text:p>
          </table:table-cell>
          <table:table-cell office:value-type="float" office:value="832761000" calcext:value-type="float">
            <text:p>832761000</text:p>
          </table:table-cell>
          <table:table-cell office:value-type="float" office:value="832793000" calcext:value-type="float">
            <text:p>832793000</text:p>
          </table:table-cell>
          <table:table-cell office:value-type="float" office:value="832824000" calcext:value-type="float">
            <text:p>832824000</text:p>
          </table:table-cell>
          <table:table-cell office:value-type="float" office:value="832762000" calcext:value-type="float">
            <text:p>832762000</text:p>
          </table:table-cell>
          <table:table-cell office:value-type="float" office:value="832771000" calcext:value-type="float">
            <text:p>832771000</text:p>
          </table:table-cell>
          <table:table-cell office:value-type="float" office:value="832750000" calcext:value-type="float">
            <text:p>832750000</text:p>
          </table:table-cell>
          <table:table-cell office:value-type="float" office:value="832791000" calcext:value-type="float">
            <text:p>832791000</text:p>
          </table:table-cell>
          <table:table-cell office:value-type="float" office:value="832796000" calcext:value-type="float">
            <text:p>832796000</text:p>
          </table:table-cell>
          <table:table-cell office:value-type="float" office:value="832859000" calcext:value-type="float">
            <text:p>832859000</text:p>
          </table:table-cell>
          <table:table-cell office:value-type="float" office:value="832808000" calcext:value-type="float">
            <text:p>832808000</text:p>
          </table:table-cell>
          <table:table-cell office:value-type="float" office:value="832730000" calcext:value-type="float">
            <text:p>832730000</text:p>
          </table:table-cell>
          <table:table-cell office:value-type="float" office:value="832770000" calcext:value-type="float">
            <text:p>832770000</text:p>
          </table:table-cell>
          <table:table-cell office:value-type="float" office:value="832839000" calcext:value-type="float">
            <text:p>832839000</text:p>
          </table:table-cell>
          <table:table-cell table:number-columns-repeated="40" office:value-type="float" office:value="833477000" calcext:value-type="float">
            <text:p>833477000</text:p>
          </table:table-cell>
          <table:table-cell office:value-type="float" office:value="839404000" calcext:value-type="float">
            <text:p>839404000</text:p>
          </table:table-cell>
          <table:table-cell table:number-columns-repeated="21"/>
        </table:table-row>
        <table:table-row table:style-name="ro1">
          <table:table-cell table:number-columns-repeated="122"/>
        </table:table-row>
        <table:table-row table:style-name="ro1">
          <table:table-cell office:value-type="float" office:value="823805000" calcext:value-type="float">
            <text:p>823805000</text:p>
          </table:table-cell>
          <table:table-cell office:value-type="float" office:value="822449000" calcext:value-type="float">
            <text:p>822449000</text:p>
          </table:table-cell>
          <table:table-cell office:value-type="float" office:value="822568000" calcext:value-type="float">
            <text:p>822568000</text:p>
          </table:table-cell>
          <table:table-cell office:value-type="float" office:value="823518000" calcext:value-type="float">
            <text:p>823518000</text:p>
          </table:table-cell>
          <table:table-cell office:value-type="float" office:value="822704000" calcext:value-type="float">
            <text:p>822704000</text:p>
          </table:table-cell>
          <table:table-cell office:value-type="float" office:value="822692000" calcext:value-type="float">
            <text:p>822692000</text:p>
          </table:table-cell>
          <table:table-cell office:value-type="float" office:value="823101000" calcext:value-type="float">
            <text:p>823101000</text:p>
          </table:table-cell>
          <table:table-cell office:value-type="float" office:value="823259000" calcext:value-type="float">
            <text:p>823259000</text:p>
          </table:table-cell>
          <table:table-cell office:value-type="float" office:value="823170000" calcext:value-type="float">
            <text:p>823170000</text:p>
          </table:table-cell>
          <table:table-cell office:value-type="float" office:value="822010000" calcext:value-type="float">
            <text:p>822010000</text:p>
          </table:table-cell>
          <table:table-cell office:value-type="float" office:value="821157000" calcext:value-type="float">
            <text:p>821157000</text:p>
          </table:table-cell>
          <table:table-cell office:value-type="float" office:value="822649000" calcext:value-type="float">
            <text:p>822649000</text:p>
          </table:table-cell>
          <table:table-cell office:value-type="float" office:value="823611000" calcext:value-type="float">
            <text:p>823611000</text:p>
          </table:table-cell>
          <table:table-cell office:value-type="float" office:value="823029000" calcext:value-type="float">
            <text:p>823029000</text:p>
          </table:table-cell>
          <table:table-cell office:value-type="float" office:value="822130000" calcext:value-type="float">
            <text:p>822130000</text:p>
          </table:table-cell>
          <table:table-cell office:value-type="float" office:value="823891000" calcext:value-type="float">
            <text:p>823891000</text:p>
          </table:table-cell>
          <table:table-cell office:value-type="float" office:value="821645000" calcext:value-type="float">
            <text:p>821645000</text:p>
          </table:table-cell>
          <table:table-cell office:value-type="float" office:value="823395000" calcext:value-type="float">
            <text:p>823395000</text:p>
          </table:table-cell>
          <table:table-cell office:value-type="float" office:value="823486000" calcext:value-type="float">
            <text:p>823486000</text:p>
          </table:table-cell>
          <table:table-cell office:value-type="float" office:value="822772000" calcext:value-type="float">
            <text:p>822772000</text:p>
          </table:table-cell>
          <table:table-cell table:number-columns-repeated="20" office:value-type="float" office:value="830559000" calcext:value-type="float">
            <text:p>830559000</text:p>
          </table:table-cell>
          <table:table-cell office:value-type="float" office:value="832590000" calcext:value-type="float">
            <text:p>832590000</text:p>
          </table:table-cell>
          <table:table-cell office:value-type="float" office:value="832165000" calcext:value-type="float">
            <text:p>832165000</text:p>
          </table:table-cell>
          <table:table-cell office:value-type="float" office:value="832484000" calcext:value-type="float">
            <text:p>832484000</text:p>
          </table:table-cell>
          <table:table-cell office:value-type="float" office:value="832684000" calcext:value-type="float">
            <text:p>832684000</text:p>
          </table:table-cell>
          <table:table-cell office:value-type="float" office:value="832119000" calcext:value-type="float">
            <text:p>832119000</text:p>
          </table:table-cell>
          <table:table-cell office:value-type="float" office:value="833038000" calcext:value-type="float">
            <text:p>833038000</text:p>
          </table:table-cell>
          <table:table-cell office:value-type="float" office:value="832731000" calcext:value-type="float">
            <text:p>832731000</text:p>
          </table:table-cell>
          <table:table-cell office:value-type="float" office:value="832667000" calcext:value-type="float">
            <text:p>832667000</text:p>
          </table:table-cell>
          <table:table-cell office:value-type="float" office:value="832936000" calcext:value-type="float">
            <text:p>832936000</text:p>
          </table:table-cell>
          <table:table-cell office:value-type="float" office:value="832460000" calcext:value-type="float">
            <text:p>832460000</text:p>
          </table:table-cell>
          <table:table-cell office:value-type="float" office:value="832584000" calcext:value-type="float">
            <text:p>832584000</text:p>
          </table:table-cell>
          <table:table-cell office:value-type="float" office:value="832338000" calcext:value-type="float">
            <text:p>832338000</text:p>
          </table:table-cell>
          <table:table-cell office:value-type="float" office:value="832607000" calcext:value-type="float">
            <text:p>832607000</text:p>
          </table:table-cell>
          <table:table-cell office:value-type="float" office:value="832759000" calcext:value-type="float">
            <text:p>832759000</text:p>
          </table:table-cell>
          <table:table-cell office:value-type="float" office:value="832535000" calcext:value-type="float">
            <text:p>832535000</text:p>
          </table:table-cell>
          <table:table-cell office:value-type="float" office:value="833021000" calcext:value-type="float">
            <text:p>833021000</text:p>
          </table:table-cell>
          <table:table-cell office:value-type="float" office:value="832599000" calcext:value-type="float">
            <text:p>832599000</text:p>
          </table:table-cell>
          <table:table-cell office:value-type="float" office:value="832626000" calcext:value-type="float">
            <text:p>832626000</text:p>
          </table:table-cell>
          <table:table-cell office:value-type="float" office:value="832555000" calcext:value-type="float">
            <text:p>832555000</text:p>
          </table:table-cell>
          <table:table-cell office:value-type="float" office:value="832611000" calcext:value-type="float">
            <text:p>832611000</text:p>
          </table:table-cell>
          <table:table-cell table:number-columns-repeated="2" office:value-type="float" office:value="835936000" calcext:value-type="float">
            <text:p>835936000</text:p>
          </table:table-cell>
          <table:table-cell table:number-columns-repeated="2" office:value-type="float" office:value="835937000" calcext:value-type="float">
            <text:p>835937000</text:p>
          </table:table-cell>
          <table:table-cell office:value-type="float" office:value="835958000" calcext:value-type="float">
            <text:p>835958000</text:p>
          </table:table-cell>
          <table:table-cell table:number-columns-repeated="3" office:value-type="float" office:value="835937000" calcext:value-type="float">
            <text:p>835937000</text:p>
          </table:table-cell>
          <table:table-cell office:value-type="float" office:value="835935000" calcext:value-type="float">
            <text:p>835935000</text:p>
          </table:table-cell>
          <table:table-cell table:number-columns-repeated="2" office:value-type="float" office:value="835934000" calcext:value-type="float">
            <text:p>835934000</text:p>
          </table:table-cell>
          <table:table-cell table:number-columns-repeated="2" office:value-type="float" office:value="835937000" calcext:value-type="float">
            <text:p>835937000</text:p>
          </table:table-cell>
          <table:table-cell office:value-type="float" office:value="835935000" calcext:value-type="float">
            <text:p>835935000</text:p>
          </table:table-cell>
          <table:table-cell office:value-type="float" office:value="835937000" calcext:value-type="float">
            <text:p>835937000</text:p>
          </table:table-cell>
          <table:table-cell office:value-type="float" office:value="835938000" calcext:value-type="float">
            <text:p>835938000</text:p>
          </table:table-cell>
          <table:table-cell office:value-type="float" office:value="835945000" calcext:value-type="float">
            <text:p>835945000</text:p>
          </table:table-cell>
          <table:table-cell office:value-type="float" office:value="835935000" calcext:value-type="float">
            <text:p>835935000</text:p>
          </table:table-cell>
          <table:table-cell office:value-type="float" office:value="835948000" calcext:value-type="float">
            <text:p>835948000</text:p>
          </table:table-cell>
          <table:table-cell office:value-type="float" office:value="835934000" calcext:value-type="float">
            <text:p>835934000</text:p>
          </table:table-cell>
          <table:table-cell office:value-type="float" office:value="836349000" calcext:value-type="float">
            <text:p>836349000</text:p>
          </table:table-cell>
          <table:table-cell office:value-type="float" office:value="836317000" calcext:value-type="float">
            <text:p>836317000</text:p>
          </table:table-cell>
          <table:table-cell office:value-type="float" office:value="836183000" calcext:value-type="float">
            <text:p>836183000</text:p>
          </table:table-cell>
          <table:table-cell office:value-type="float" office:value="836208000" calcext:value-type="float">
            <text:p>836208000</text:p>
          </table:table-cell>
          <table:table-cell office:value-type="float" office:value="836158000" calcext:value-type="float">
            <text:p>836158000</text:p>
          </table:table-cell>
          <table:table-cell office:value-type="float" office:value="836363000" calcext:value-type="float">
            <text:p>836363000</text:p>
          </table:table-cell>
          <table:table-cell office:value-type="float" office:value="836193000" calcext:value-type="float">
            <text:p>836193000</text:p>
          </table:table-cell>
          <table:table-cell office:value-type="float" office:value="836151000" calcext:value-type="float">
            <text:p>836151000</text:p>
          </table:table-cell>
          <table:table-cell office:value-type="float" office:value="836227000" calcext:value-type="float">
            <text:p>836227000</text:p>
          </table:table-cell>
          <table:table-cell office:value-type="float" office:value="836265000" calcext:value-type="float">
            <text:p>836265000</text:p>
          </table:table-cell>
          <table:table-cell office:value-type="float" office:value="836290000" calcext:value-type="float">
            <text:p>836290000</text:p>
          </table:table-cell>
          <table:table-cell office:value-type="float" office:value="836379000" calcext:value-type="float">
            <text:p>836379000</text:p>
          </table:table-cell>
          <table:table-cell office:value-type="float" office:value="836326000" calcext:value-type="float">
            <text:p>836326000</text:p>
          </table:table-cell>
          <table:table-cell office:value-type="float" office:value="836154000" calcext:value-type="float">
            <text:p>836154000</text:p>
          </table:table-cell>
          <table:table-cell office:value-type="float" office:value="836389000" calcext:value-type="float">
            <text:p>836389000</text:p>
          </table:table-cell>
          <table:table-cell office:value-type="float" office:value="836378000" calcext:value-type="float">
            <text:p>836378000</text:p>
          </table:table-cell>
          <table:table-cell office:value-type="float" office:value="836190000" calcext:value-type="float">
            <text:p>836190000</text:p>
          </table:table-cell>
          <table:table-cell office:value-type="float" office:value="836211000" calcext:value-type="float">
            <text:p>836211000</text:p>
          </table:table-cell>
          <table:table-cell office:value-type="float" office:value="836273000" calcext:value-type="float">
            <text:p>836273000</text:p>
          </table:table-cell>
          <table:table-cell office:value-type="float" office:value="836351000" calcext:value-type="float">
            <text:p>836351000</text:p>
          </table:table-cell>
          <table:table-cell office:value-type="float" office:value="839404000" calcext:value-type="float">
            <text:p>839404000</text:p>
          </table:table-cell>
          <table:table-cell table:number-columns-repeated="21"/>
        </table:table-row>
        <table:table-row table:style-name="ro1">
          <table:table-cell table:number-columns-repeated="122"/>
        </table:table-row>
        <table:table-row table:style-name="ro1">
          <table:table-cell office:value-type="float" office:value="823710000" calcext:value-type="float">
            <text:p>823710000</text:p>
          </table:table-cell>
          <table:table-cell office:value-type="float" office:value="823749000" calcext:value-type="float">
            <text:p>823749000</text:p>
          </table:table-cell>
          <table:table-cell office:value-type="float" office:value="824608000" calcext:value-type="float">
            <text:p>824608000</text:p>
          </table:table-cell>
          <table:table-cell office:value-type="float" office:value="823379000" calcext:value-type="float">
            <text:p>823379000</text:p>
          </table:table-cell>
          <table:table-cell office:value-type="float" office:value="824117000" calcext:value-type="float">
            <text:p>824117000</text:p>
          </table:table-cell>
          <table:table-cell office:value-type="float" office:value="823978000" calcext:value-type="float">
            <text:p>823978000</text:p>
          </table:table-cell>
          <table:table-cell office:value-type="float" office:value="823572000" calcext:value-type="float">
            <text:p>823572000</text:p>
          </table:table-cell>
          <table:table-cell office:value-type="float" office:value="823862000" calcext:value-type="float">
            <text:p>823862000</text:p>
          </table:table-cell>
          <table:table-cell office:value-type="float" office:value="823854000" calcext:value-type="float">
            <text:p>823854000</text:p>
          </table:table-cell>
          <table:table-cell office:value-type="float" office:value="823493000" calcext:value-type="float">
            <text:p>823493000</text:p>
          </table:table-cell>
          <table:table-cell office:value-type="float" office:value="823833000" calcext:value-type="float">
            <text:p>823833000</text:p>
          </table:table-cell>
          <table:table-cell office:value-type="float" office:value="823151000" calcext:value-type="float">
            <text:p>823151000</text:p>
          </table:table-cell>
          <table:table-cell office:value-type="float" office:value="823840000" calcext:value-type="float">
            <text:p>823840000</text:p>
          </table:table-cell>
          <table:table-cell office:value-type="float" office:value="823933000" calcext:value-type="float">
            <text:p>823933000</text:p>
          </table:table-cell>
          <table:table-cell office:value-type="float" office:value="823929000" calcext:value-type="float">
            <text:p>823929000</text:p>
          </table:table-cell>
          <table:table-cell office:value-type="float" office:value="823499000" calcext:value-type="float">
            <text:p>823499000</text:p>
          </table:table-cell>
          <table:table-cell office:value-type="float" office:value="823560000" calcext:value-type="float">
            <text:p>823560000</text:p>
          </table:table-cell>
          <table:table-cell office:value-type="float" office:value="823023000" calcext:value-type="float">
            <text:p>823023000</text:p>
          </table:table-cell>
          <table:table-cell office:value-type="float" office:value="823929000" calcext:value-type="float">
            <text:p>823929000</text:p>
          </table:table-cell>
          <table:table-cell office:value-type="float" office:value="824176000" calcext:value-type="float">
            <text:p>824176000</text:p>
          </table:table-cell>
          <table:table-cell office:value-type="float" office:value="823957000" calcext:value-type="float">
            <text:p>823957000</text:p>
          </table:table-cell>
          <table:table-cell office:value-type="float" office:value="823630000" calcext:value-type="float">
            <text:p>823630000</text:p>
          </table:table-cell>
          <table:table-cell office:value-type="float" office:value="823672000" calcext:value-type="float">
            <text:p>823672000</text:p>
          </table:table-cell>
          <table:table-cell office:value-type="float" office:value="823395000" calcext:value-type="float">
            <text:p>823395000</text:p>
          </table:table-cell>
          <table:table-cell office:value-type="float" office:value="824325000" calcext:value-type="float">
            <text:p>824325000</text:p>
          </table:table-cell>
          <table:table-cell office:value-type="float" office:value="822936000" calcext:value-type="float">
            <text:p>822936000</text:p>
          </table:table-cell>
          <table:table-cell office:value-type="float" office:value="824430000" calcext:value-type="float">
            <text:p>824430000</text:p>
          </table:table-cell>
          <table:table-cell office:value-type="float" office:value="823052000" calcext:value-type="float">
            <text:p>823052000</text:p>
          </table:table-cell>
          <table:table-cell office:value-type="float" office:value="823505000" calcext:value-type="float">
            <text:p>823505000</text:p>
          </table:table-cell>
          <table:table-cell office:value-type="float" office:value="823787000" calcext:value-type="float">
            <text:p>823787000</text:p>
          </table:table-cell>
          <table:table-cell office:value-type="float" office:value="823922000" calcext:value-type="float">
            <text:p>823922000</text:p>
          </table:table-cell>
          <table:table-cell office:value-type="float" office:value="824430000" calcext:value-type="float">
            <text:p>824430000</text:p>
          </table:table-cell>
          <table:table-cell office:value-type="float" office:value="823616000" calcext:value-type="float">
            <text:p>823616000</text:p>
          </table:table-cell>
          <table:table-cell office:value-type="float" office:value="823187000" calcext:value-type="float">
            <text:p>823187000</text:p>
          </table:table-cell>
          <table:table-cell office:value-type="float" office:value="823493000" calcext:value-type="float">
            <text:p>823493000</text:p>
          </table:table-cell>
          <table:table-cell office:value-type="float" office:value="824302000" calcext:value-type="float">
            <text:p>824302000</text:p>
          </table:table-cell>
          <table:table-cell office:value-type="float" office:value="824107000" calcext:value-type="float">
            <text:p>824107000</text:p>
          </table:table-cell>
          <table:table-cell office:value-type="float" office:value="824104000" calcext:value-type="float">
            <text:p>824104000</text:p>
          </table:table-cell>
          <table:table-cell office:value-type="float" office:value="824026000" calcext:value-type="float">
            <text:p>824026000</text:p>
          </table:table-cell>
          <table:table-cell office:value-type="float" office:value="823245000" calcext:value-type="float">
            <text:p>823245000</text:p>
          </table:table-cell>
          <table:table-cell office:value-type="float" office:value="823897000" calcext:value-type="float">
            <text:p>823897000</text:p>
          </table:table-cell>
          <table:table-cell office:value-type="float" office:value="823705000" calcext:value-type="float">
            <text:p>823705000</text:p>
          </table:table-cell>
          <table:table-cell office:value-type="float" office:value="822750000" calcext:value-type="float">
            <text:p>822750000</text:p>
          </table:table-cell>
          <table:table-cell office:value-type="float" office:value="823849000" calcext:value-type="float">
            <text:p>823849000</text:p>
          </table:table-cell>
          <table:table-cell office:value-type="float" office:value="824434000" calcext:value-type="float">
            <text:p>824434000</text:p>
          </table:table-cell>
          <table:table-cell office:value-type="float" office:value="823823000" calcext:value-type="float">
            <text:p>823823000</text:p>
          </table:table-cell>
          <table:table-cell office:value-type="float" office:value="825049000" calcext:value-type="float">
            <text:p>825049000</text:p>
          </table:table-cell>
          <table:table-cell office:value-type="float" office:value="823281000" calcext:value-type="float">
            <text:p>823281000</text:p>
          </table:table-cell>
          <table:table-cell office:value-type="float" office:value="823838000" calcext:value-type="float">
            <text:p>823838000</text:p>
          </table:table-cell>
          <table:table-cell office:value-type="float" office:value="822680000" calcext:value-type="float">
            <text:p>822680000</text:p>
          </table:table-cell>
          <table:table-cell office:value-type="float" office:value="823064000" calcext:value-type="float">
            <text:p>823064000</text:p>
          </table:table-cell>
          <table:table-cell office:value-type="float" office:value="824017000" calcext:value-type="float">
            <text:p>824017000</text:p>
          </table:table-cell>
          <table:table-cell office:value-type="float" office:value="822972000" calcext:value-type="float">
            <text:p>822972000</text:p>
          </table:table-cell>
          <table:table-cell office:value-type="float" office:value="823657000" calcext:value-type="float">
            <text:p>823657000</text:p>
          </table:table-cell>
          <table:table-cell office:value-type="float" office:value="824746000" calcext:value-type="float">
            <text:p>824746000</text:p>
          </table:table-cell>
          <table:table-cell office:value-type="float" office:value="823398000" calcext:value-type="float">
            <text:p>823398000</text:p>
          </table:table-cell>
          <table:table-cell office:value-type="float" office:value="823816000" calcext:value-type="float">
            <text:p>823816000</text:p>
          </table:table-cell>
          <table:table-cell office:value-type="float" office:value="823848000" calcext:value-type="float">
            <text:p>823848000</text:p>
          </table:table-cell>
          <table:table-cell office:value-type="float" office:value="823981000" calcext:value-type="float">
            <text:p>823981000</text:p>
          </table:table-cell>
          <table:table-cell office:value-type="float" office:value="823872000" calcext:value-type="float">
            <text:p>823872000</text:p>
          </table:table-cell>
          <table:table-cell office:value-type="float" office:value="831057000" calcext:value-type="float">
            <text:p>831057000</text:p>
          </table:table-cell>
          <table:table-cell office:value-type="float" office:value="831098000" calcext:value-type="float">
            <text:p>831098000</text:p>
          </table:table-cell>
          <table:table-cell office:value-type="float" office:value="831080000" calcext:value-type="float">
            <text:p>831080000</text:p>
          </table:table-cell>
          <table:table-cell office:value-type="float" office:value="831089000" calcext:value-type="float">
            <text:p>831089000</text:p>
          </table:table-cell>
          <table:table-cell office:value-type="float" office:value="831127000" calcext:value-type="float">
            <text:p>831127000</text:p>
          </table:table-cell>
          <table:table-cell office:value-type="float" office:value="831070000" calcext:value-type="float">
            <text:p>831070000</text:p>
          </table:table-cell>
          <table:table-cell office:value-type="float" office:value="831023000" calcext:value-type="float">
            <text:p>831023000</text:p>
          </table:table-cell>
          <table:table-cell office:value-type="float" office:value="831037000" calcext:value-type="float">
            <text:p>831037000</text:p>
          </table:table-cell>
          <table:table-cell office:value-type="float" office:value="831047000" calcext:value-type="float">
            <text:p>831047000</text:p>
          </table:table-cell>
          <table:table-cell office:value-type="float" office:value="831048000" calcext:value-type="float">
            <text:p>831048000</text:p>
          </table:table-cell>
          <table:table-cell office:value-type="float" office:value="831074000" calcext:value-type="float">
            <text:p>831074000</text:p>
          </table:table-cell>
          <table:table-cell office:value-type="float" office:value="831059000" calcext:value-type="float">
            <text:p>831059000</text:p>
          </table:table-cell>
          <table:table-cell office:value-type="float" office:value="831060000" calcext:value-type="float">
            <text:p>831060000</text:p>
          </table:table-cell>
          <table:table-cell office:value-type="float" office:value="831058000" calcext:value-type="float">
            <text:p>831058000</text:p>
          </table:table-cell>
          <table:table-cell office:value-type="float" office:value="831074000" calcext:value-type="float">
            <text:p>831074000</text:p>
          </table:table-cell>
          <table:table-cell office:value-type="float" office:value="831070000" calcext:value-type="float">
            <text:p>831070000</text:p>
          </table:table-cell>
          <table:table-cell office:value-type="float" office:value="831151000" calcext:value-type="float">
            <text:p>831151000</text:p>
          </table:table-cell>
          <table:table-cell office:value-type="float" office:value="831073000" calcext:value-type="float">
            <text:p>831073000</text:p>
          </table:table-cell>
          <table:table-cell office:value-type="float" office:value="831028000" calcext:value-type="float">
            <text:p>831028000</text:p>
          </table:table-cell>
          <table:table-cell office:value-type="float" office:value="831058000" calcext:value-type="float">
            <text:p>831058000</text:p>
          </table:table-cell>
          <table:table-cell office:value-type="float" office:value="832348000" calcext:value-type="float">
            <text:p>832348000</text:p>
          </table:table-cell>
          <table:table-cell office:value-type="float" office:value="832288000" calcext:value-type="float">
            <text:p>832288000</text:p>
          </table:table-cell>
          <table:table-cell office:value-type="float" office:value="832318000" calcext:value-type="float">
            <text:p>832318000</text:p>
          </table:table-cell>
          <table:table-cell office:value-type="float" office:value="832259000" calcext:value-type="float">
            <text:p>832259000</text:p>
          </table:table-cell>
          <table:table-cell office:value-type="float" office:value="832196000" calcext:value-type="float">
            <text:p>832196000</text:p>
          </table:table-cell>
          <table:table-cell office:value-type="float" office:value="832461000" calcext:value-type="float">
            <text:p>832461000</text:p>
          </table:table-cell>
          <table:table-cell office:value-type="float" office:value="832331000" calcext:value-type="float">
            <text:p>832331000</text:p>
          </table:table-cell>
          <table:table-cell office:value-type="float" office:value="832668000" calcext:value-type="float">
            <text:p>832668000</text:p>
          </table:table-cell>
          <table:table-cell office:value-type="float" office:value="832359000" calcext:value-type="float">
            <text:p>832359000</text:p>
          </table:table-cell>
          <table:table-cell office:value-type="float" office:value="832216000" calcext:value-type="float">
            <text:p>832216000</text:p>
          </table:table-cell>
          <table:table-cell office:value-type="float" office:value="832354000" calcext:value-type="float">
            <text:p>832354000</text:p>
          </table:table-cell>
          <table:table-cell office:value-type="float" office:value="832297000" calcext:value-type="float">
            <text:p>832297000</text:p>
          </table:table-cell>
          <table:table-cell office:value-type="float" office:value="832310000" calcext:value-type="float">
            <text:p>832310000</text:p>
          </table:table-cell>
          <table:table-cell office:value-type="float" office:value="832269000" calcext:value-type="float">
            <text:p>832269000</text:p>
          </table:table-cell>
          <table:table-cell office:value-type="float" office:value="832289000" calcext:value-type="float">
            <text:p>832289000</text:p>
          </table:table-cell>
          <table:table-cell office:value-type="float" office:value="832208000" calcext:value-type="float">
            <text:p>832208000</text:p>
          </table:table-cell>
          <table:table-cell office:value-type="float" office:value="832307000" calcext:value-type="float">
            <text:p>832307000</text:p>
          </table:table-cell>
          <table:table-cell office:value-type="float" office:value="832272000" calcext:value-type="float">
            <text:p>832272000</text:p>
          </table:table-cell>
          <table:table-cell office:value-type="float" office:value="832455000" calcext:value-type="float">
            <text:p>832455000</text:p>
          </table:table-cell>
          <table:table-cell office:value-type="float" office:value="832223000" calcext:value-type="float">
            <text:p>832223000</text:p>
          </table:table-cell>
          <table:table-cell office:value-type="float" office:value="839404000" calcext:value-type="float">
            <text:p>839404000</text:p>
          </table:table-cell>
          <table:table-cell table:number-columns-repeated="21"/>
        </table:table-row>
        <table:table-row table:style-name="ro1">
          <table:table-cell table:number-columns-repeated="122"/>
        </table:table-row>
        <table:table-row table:style-name="ro1">
          <table:table-cell table:number-columns-repeated="100"/>
          <table:table-cell table:number-columns-repeated="22" office:value-type="float" office:value="839404000" calcext:value-type="float">
            <text:p>83940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31T16:05:03.751026325</dc:date>
    <meta:editing-duration>PT2M40S</meta:editing-duration>
    <meta:editing-cycles>1</meta:editing-cycles>
    <meta:document-statistic meta:table-count="1" meta:cell-count="441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EED_0.A4:SEED_0.DR12" svg:x="0.32cm" svg:y="0.18cm" svg:width="15.36cm" svg:height="8.64cm">
          <chartooo:coordinate-region svg:x="2.238cm" svg:y="0.3cm" svg:width="13.413cm" svg:height="7.51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EED_0.A4:SEED_0.DR4" chart:class="chart:line">
            <chart:data-point chart:repeated="122"/>
          </chart:series>
          <chart:series chart:style-name="ch6" chart:values-cell-range-address="SEED_0.A5:SEED_0.DR5" chart:class="chart:line">
            <chart:data-point chart:repeated="122"/>
          </chart:series>
          <chart:series chart:style-name="ch7" chart:values-cell-range-address="SEED_0.A6:SEED_0.DR6" chart:class="chart:line">
            <chart:data-point chart:repeated="122"/>
          </chart:series>
          <chart:series chart:style-name="ch8" chart:values-cell-range-address="SEED_0.A7:SEED_0.DR7" chart:class="chart:line">
            <chart:data-point chart:repeated="122"/>
          </chart:series>
          <chart:series chart:style-name="ch9" chart:values-cell-range-address="SEED_0.A8:SEED_0.DR8" chart:class="chart:line">
            <chart:data-point chart:repeated="122"/>
          </chart:series>
          <chart:series chart:style-name="ch10" chart:values-cell-range-address="SEED_0.A9:SEED_0.DR9" chart:class="chart:line">
            <chart:data-point chart:repeated="122"/>
          </chart:series>
          <chart:series chart:style-name="ch11" chart:values-cell-range-address="SEED_0.A10:SEED_0.DR10" chart:class="chart:line">
            <chart:data-point chart:repeated="122"/>
          </chart:series>
          <chart:series chart:style-name="ch12" chart:values-cell-range-address="SEED_0.A11:SEED_0.DR11" chart:class="chart:line">
            <chart:data-point chart:repeated="122"/>
          </chart:series>
          <chart:series chart:style-name="ch13" chart:values-cell-range-address="SEED_0.A12:SEED_0.DR12" chart:class="chart:line">
            <chart:data-point chart:repeated="1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830236000">
                <text:p>830236000</text:p>
                <draw:g>
                  <svg:desc>SEED_0.A4:SEED_0.DR4</svg:desc>
                </draw:g>
              </table:table-cell>
              <table:table-cell office:value-type="float" office:value="830340000">
                <text:p>830340000</text:p>
              </table:table-cell>
              <table:table-cell office:value-type="float" office:value="829867000">
                <text:p>829867000</text:p>
              </table:table-cell>
              <table:table-cell office:value-type="float" office:value="830460000">
                <text:p>830460000</text:p>
              </table:table-cell>
              <table:table-cell office:value-type="float" office:value="829739000">
                <text:p>829739000</text:p>
              </table:table-cell>
              <table:table-cell office:value-type="float" office:value="829747000">
                <text:p>829747000</text:p>
              </table:table-cell>
              <table:table-cell office:value-type="float" office:value="829433000">
                <text:p>829433000</text:p>
              </table:table-cell>
              <table:table-cell office:value-type="float" office:value="830297000">
                <text:p>830297000</text:p>
              </table:table-cell>
              <table:table-cell office:value-type="float" office:value="829984000">
                <text:p>829984000</text:p>
              </table:table-cell>
              <table:table-cell office:value-type="float" office:value="830755000">
                <text:p>830755000</text:p>
              </table:table-cell>
              <table:table-cell office:value-type="float" office:value="830408000">
                <text:p>830408000</text:p>
              </table:table-cell>
              <table:table-cell office:value-type="float" office:value="830758000">
                <text:p>830758000</text:p>
              </table:table-cell>
              <table:table-cell office:value-type="float" office:value="830260000">
                <text:p>830260000</text:p>
              </table:table-cell>
              <table:table-cell office:value-type="float" office:value="829847000">
                <text:p>829847000</text:p>
              </table:table-cell>
              <table:table-cell office:value-type="float" office:value="830187000">
                <text:p>830187000</text:p>
              </table:table-cell>
              <table:table-cell office:value-type="float" office:value="830782000">
                <text:p>830782000</text:p>
              </table:table-cell>
              <table:table-cell office:value-type="float" office:value="829815000">
                <text:p>829815000</text:p>
              </table:table-cell>
              <table:table-cell office:value-type="float" office:value="830879000">
                <text:p>830879000</text:p>
              </table:table-cell>
              <table:table-cell office:value-type="float" office:value="830218000">
                <text:p>830218000</text:p>
              </table:table-cell>
              <table:table-cell office:value-type="float" office:value="830162000">
                <text:p>830162000</text:p>
              </table:table-cell>
              <table:table-cell office:value-type="float" office:value="829146000">
                <text:p>829146000</text:p>
              </table:table-cell>
              <table:table-cell office:value-type="float" office:value="829516000">
                <text:p>829516000</text:p>
              </table:table-cell>
              <table:table-cell office:value-type="float" office:value="829864000">
                <text:p>829864000</text:p>
              </table:table-cell>
              <table:table-cell office:value-type="float" office:value="831430000">
                <text:p>831430000</text:p>
              </table:table-cell>
              <table:table-cell office:value-type="float" office:value="830381000">
                <text:p>830381000</text:p>
              </table:table-cell>
              <table:table-cell office:value-type="float" office:value="830589000">
                <text:p>830589000</text:p>
              </table:table-cell>
              <table:table-cell office:value-type="float" office:value="830553000">
                <text:p>830553000</text:p>
              </table:table-cell>
              <table:table-cell office:value-type="float" office:value="830347000">
                <text:p>830347000</text:p>
              </table:table-cell>
              <table:table-cell office:value-type="float" office:value="829886000">
                <text:p>829886000</text:p>
              </table:table-cell>
              <table:table-cell office:value-type="float" office:value="829765000">
                <text:p>829765000</text:p>
              </table:table-cell>
              <table:table-cell office:value-type="float" office:value="829933000">
                <text:p>829933000</text:p>
              </table:table-cell>
              <table:table-cell office:value-type="float" office:value="830666000">
                <text:p>830666000</text:p>
              </table:table-cell>
              <table:table-cell office:value-type="float" office:value="829881000">
                <text:p>829881000</text:p>
              </table:table-cell>
              <table:table-cell office:value-type="float" office:value="830382000">
                <text:p>830382000</text:p>
              </table:table-cell>
              <table:table-cell office:value-type="float" office:value="830020000">
                <text:p>830020000</text:p>
              </table:table-cell>
              <table:table-cell office:value-type="float" office:value="829942000">
                <text:p>829942000</text:p>
              </table:table-cell>
              <table:table-cell office:value-type="float" office:value="830227000">
                <text:p>830227000</text:p>
              </table:table-cell>
              <table:table-cell office:value-type="float" office:value="829910000">
                <text:p>829910000</text:p>
              </table:table-cell>
              <table:table-cell office:value-type="float" office:value="830255000">
                <text:p>830255000</text:p>
              </table:table-cell>
              <table:table-cell office:value-type="float" office:value="830145000">
                <text:p>830145000</text:p>
              </table:table-cell>
              <table:table-cell office:value-type="float" office:value="835573000">
                <text:p>835573000</text:p>
              </table:table-cell>
              <table:table-cell office:value-type="float" office:value="835573000">
                <text:p>835573000</text:p>
              </table:table-cell>
              <table:table-cell office:value-type="float" office:value="835573000">
                <text:p>835573000</text:p>
              </table:table-cell>
              <table:table-cell office:value-type="float" office:value="835573000">
                <text:p>835573000</text:p>
              </table:table-cell>
              <table:table-cell office:value-type="float" office:value="835573000">
                <text:p>835573000</text:p>
              </table:table-cell>
              <table:table-cell office:value-type="float" office:value="835573000">
                <text:p>835573000</text:p>
              </table:table-cell>
              <table:table-cell office:value-type="float" office:value="835573000">
                <text:p>835573000</text:p>
              </table:table-cell>
              <table:table-cell office:value-type="float" office:value="835573000">
                <text:p>835573000</text:p>
              </table:table-cell>
              <table:table-cell office:value-type="float" office:value="835573000">
                <text:p>835573000</text:p>
              </table:table-cell>
              <table:table-cell office:value-type="float" office:value="835573000">
                <text:p>835573000</text:p>
              </table:table-cell>
              <table:table-cell office:value-type="float" office:value="835573000">
                <text:p>835573000</text:p>
              </table:table-cell>
              <table:table-cell office:value-type="float" office:value="835573000">
                <text:p>835573000</text:p>
              </table:table-cell>
              <table:table-cell office:value-type="float" office:value="835573000">
                <text:p>835573000</text:p>
              </table:table-cell>
              <table:table-cell office:value-type="float" office:value="835573000">
                <text:p>835573000</text:p>
              </table:table-cell>
              <table:table-cell office:value-type="float" office:value="835573000">
                <text:p>835573000</text:p>
              </table:table-cell>
              <table:table-cell office:value-type="float" office:value="835573000">
                <text:p>835573000</text:p>
              </table:table-cell>
              <table:table-cell office:value-type="float" office:value="835573000">
                <text:p>835573000</text:p>
              </table:table-cell>
              <table:table-cell office:value-type="float" office:value="835573000">
                <text:p>835573000</text:p>
              </table:table-cell>
              <table:table-cell office:value-type="float" office:value="835573000">
                <text:p>835573000</text:p>
              </table:table-cell>
              <table:table-cell office:value-type="float" office:value="835573000">
                <text:p>835573000</text:p>
              </table:table-cell>
              <table:table-cell office:value-type="float" office:value="835987000">
                <text:p>835987000</text:p>
              </table:table-cell>
              <table:table-cell office:value-type="float" office:value="836019000">
                <text:p>836019000</text:p>
              </table:table-cell>
              <table:table-cell office:value-type="float" office:value="835998000">
                <text:p>835998000</text:p>
              </table:table-cell>
              <table:table-cell office:value-type="float" office:value="836008000">
                <text:p>836008000</text:p>
              </table:table-cell>
              <table:table-cell office:value-type="float" office:value="836166000">
                <text:p>836166000</text:p>
              </table:table-cell>
              <table:table-cell office:value-type="float" office:value="836102000">
                <text:p>836102000</text:p>
              </table:table-cell>
              <table:table-cell office:value-type="float" office:value="836091000">
                <text:p>836091000</text:p>
              </table:table-cell>
              <table:table-cell office:value-type="float" office:value="836001000">
                <text:p>836001000</text:p>
              </table:table-cell>
              <table:table-cell office:value-type="float" office:value="836100000">
                <text:p>836100000</text:p>
              </table:table-cell>
              <table:table-cell office:value-type="float" office:value="836039000">
                <text:p>836039000</text:p>
              </table:table-cell>
              <table:table-cell office:value-type="float" office:value="836054000">
                <text:p>836054000</text:p>
              </table:table-cell>
              <table:table-cell office:value-type="float" office:value="836094000">
                <text:p>836094000</text:p>
              </table:table-cell>
              <table:table-cell office:value-type="float" office:value="836061000">
                <text:p>836061000</text:p>
              </table:table-cell>
              <table:table-cell office:value-type="float" office:value="836004000">
                <text:p>836004000</text:p>
              </table:table-cell>
              <table:table-cell office:value-type="float" office:value="836048000">
                <text:p>836048000</text:p>
              </table:table-cell>
              <table:table-cell office:value-type="float" office:value="836041000">
                <text:p>836041000</text:p>
              </table:table-cell>
              <table:table-cell office:value-type="float" office:value="836110000">
                <text:p>836110000</text:p>
              </table:table-cell>
              <table:table-cell office:value-type="float" office:value="836014000">
                <text:p>836014000</text:p>
              </table:table-cell>
              <table:table-cell office:value-type="float" office:value="836098000">
                <text:p>836098000</text:p>
              </table:table-cell>
              <table:table-cell office:value-type="float" office:value="836047000">
                <text:p>836047000</text:p>
              </table:table-cell>
              <table:table-cell office:value-type="float" office:value="837719000">
                <text:p>837719000</text:p>
              </table:table-cell>
              <table:table-cell office:value-type="float" office:value="837719000">
                <text:p>837719000</text:p>
              </table:table-cell>
              <table:table-cell office:value-type="float" office:value="837729000">
                <text:p>837729000</text:p>
              </table:table-cell>
              <table:table-cell office:value-type="float" office:value="837720000">
                <text:p>837720000</text:p>
              </table:table-cell>
              <table:table-cell office:value-type="float" office:value="837721000">
                <text:p>837721000</text:p>
              </table:table-cell>
              <table:table-cell office:value-type="float" office:value="837721000">
                <text:p>837721000</text:p>
              </table:table-cell>
              <table:table-cell office:value-type="float" office:value="837721000">
                <text:p>837721000</text:p>
              </table:table-cell>
              <table:table-cell office:value-type="float" office:value="837720000">
                <text:p>837720000</text:p>
              </table:table-cell>
              <table:table-cell office:value-type="float" office:value="837720000">
                <text:p>837720000</text:p>
              </table:table-cell>
              <table:table-cell office:value-type="float" office:value="837721000">
                <text:p>837721000</text:p>
              </table:table-cell>
              <table:table-cell office:value-type="float" office:value="837720000">
                <text:p>837720000</text:p>
              </table:table-cell>
              <table:table-cell office:value-type="float" office:value="837720000">
                <text:p>837720000</text:p>
              </table:table-cell>
              <table:table-cell office:value-type="float" office:value="837729000">
                <text:p>837729000</text:p>
              </table:table-cell>
              <table:table-cell office:value-type="float" office:value="837720000">
                <text:p>837720000</text:p>
              </table:table-cell>
              <table:table-cell office:value-type="float" office:value="837729000">
                <text:p>837729000</text:p>
              </table:table-cell>
              <table:table-cell office:value-type="float" office:value="837729000">
                <text:p>837729000</text:p>
              </table:table-cell>
              <table:table-cell office:value-type="float" office:value="837721000">
                <text:p>837721000</text:p>
              </table:table-cell>
              <table:table-cell office:value-type="float" office:value="837720000">
                <text:p>837720000</text:p>
              </table:table-cell>
              <table:table-cell office:value-type="float" office:value="837720000">
                <text:p>837720000</text:p>
              </table:table-cell>
              <table:table-cell office:value-type="float" office:value="837721000">
                <text:p>837721000</text:p>
              </table:table-cell>
              <table:table-cell office:value-type="float" office:value="839404000">
                <text:p>83940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EED_0.A5:SEED_0.DR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827888000">
                <text:p>827888000</text:p>
                <draw:g>
                  <svg:desc>SEED_0.A6:SEED_0.DR6</svg:desc>
                </draw:g>
              </table:table-cell>
              <table:table-cell office:value-type="float" office:value="827869000">
                <text:p>827869000</text:p>
              </table:table-cell>
              <table:table-cell office:value-type="float" office:value="828049000">
                <text:p>828049000</text:p>
              </table:table-cell>
              <table:table-cell office:value-type="float" office:value="826788000">
                <text:p>826788000</text:p>
              </table:table-cell>
              <table:table-cell office:value-type="float" office:value="826979000">
                <text:p>826979000</text:p>
              </table:table-cell>
              <table:table-cell office:value-type="float" office:value="828677000">
                <text:p>828677000</text:p>
              </table:table-cell>
              <table:table-cell office:value-type="float" office:value="827302000">
                <text:p>827302000</text:p>
              </table:table-cell>
              <table:table-cell office:value-type="float" office:value="827773000">
                <text:p>827773000</text:p>
              </table:table-cell>
              <table:table-cell office:value-type="float" office:value="827559000">
                <text:p>827559000</text:p>
              </table:table-cell>
              <table:table-cell office:value-type="float" office:value="827473000">
                <text:p>827473000</text:p>
              </table:table-cell>
              <table:table-cell office:value-type="float" office:value="827288000">
                <text:p>827288000</text:p>
              </table:table-cell>
              <table:table-cell office:value-type="float" office:value="826668000">
                <text:p>826668000</text:p>
              </table:table-cell>
              <table:table-cell office:value-type="float" office:value="827184000">
                <text:p>827184000</text:p>
              </table:table-cell>
              <table:table-cell office:value-type="float" office:value="827577000">
                <text:p>827577000</text:p>
              </table:table-cell>
              <table:table-cell office:value-type="float" office:value="828304000">
                <text:p>828304000</text:p>
              </table:table-cell>
              <table:table-cell office:value-type="float" office:value="827660000">
                <text:p>827660000</text:p>
              </table:table-cell>
              <table:table-cell office:value-type="float" office:value="826898000">
                <text:p>826898000</text:p>
              </table:table-cell>
              <table:table-cell office:value-type="float" office:value="827235000">
                <text:p>827235000</text:p>
              </table:table-cell>
              <table:table-cell office:value-type="float" office:value="826939000">
                <text:p>826939000</text:p>
              </table:table-cell>
              <table:table-cell office:value-type="float" office:value="827552000">
                <text:p>827552000</text:p>
              </table:table-cell>
              <table:table-cell office:value-type="float" office:value="832511000">
                <text:p>832511000</text:p>
              </table:table-cell>
              <table:table-cell office:value-type="float" office:value="832511000">
                <text:p>832511000</text:p>
              </table:table-cell>
              <table:table-cell office:value-type="float" office:value="832511000">
                <text:p>832511000</text:p>
              </table:table-cell>
              <table:table-cell office:value-type="float" office:value="832511000">
                <text:p>832511000</text:p>
              </table:table-cell>
              <table:table-cell office:value-type="float" office:value="832511000">
                <text:p>832511000</text:p>
              </table:table-cell>
              <table:table-cell office:value-type="float" office:value="832511000">
                <text:p>832511000</text:p>
              </table:table-cell>
              <table:table-cell office:value-type="float" office:value="832511000">
                <text:p>832511000</text:p>
              </table:table-cell>
              <table:table-cell office:value-type="float" office:value="832511000">
                <text:p>832511000</text:p>
              </table:table-cell>
              <table:table-cell office:value-type="float" office:value="832511000">
                <text:p>832511000</text:p>
              </table:table-cell>
              <table:table-cell office:value-type="float" office:value="832511000">
                <text:p>832511000</text:p>
              </table:table-cell>
              <table:table-cell office:value-type="float" office:value="832511000">
                <text:p>832511000</text:p>
              </table:table-cell>
              <table:table-cell office:value-type="float" office:value="832511000">
                <text:p>832511000</text:p>
              </table:table-cell>
              <table:table-cell office:value-type="float" office:value="832511000">
                <text:p>832511000</text:p>
              </table:table-cell>
              <table:table-cell office:value-type="float" office:value="832511000">
                <text:p>832511000</text:p>
              </table:table-cell>
              <table:table-cell office:value-type="float" office:value="832511000">
                <text:p>832511000</text:p>
              </table:table-cell>
              <table:table-cell office:value-type="float" office:value="832511000">
                <text:p>832511000</text:p>
              </table:table-cell>
              <table:table-cell office:value-type="float" office:value="832511000">
                <text:p>832511000</text:p>
              </table:table-cell>
              <table:table-cell office:value-type="float" office:value="832511000">
                <text:p>832511000</text:p>
              </table:table-cell>
              <table:table-cell office:value-type="float" office:value="832511000">
                <text:p>832511000</text:p>
              </table:table-cell>
              <table:table-cell office:value-type="float" office:value="832511000">
                <text:p>832511000</text:p>
              </table:table-cell>
              <table:table-cell office:value-type="float" office:value="832794000">
                <text:p>832794000</text:p>
              </table:table-cell>
              <table:table-cell office:value-type="float" office:value="832799000">
                <text:p>832799000</text:p>
              </table:table-cell>
              <table:table-cell office:value-type="float" office:value="832746000">
                <text:p>832746000</text:p>
              </table:table-cell>
              <table:table-cell office:value-type="float" office:value="832818000">
                <text:p>832818000</text:p>
              </table:table-cell>
              <table:table-cell office:value-type="float" office:value="832752000">
                <text:p>832752000</text:p>
              </table:table-cell>
              <table:table-cell office:value-type="float" office:value="832752000">
                <text:p>832752000</text:p>
              </table:table-cell>
              <table:table-cell office:value-type="float" office:value="832753000">
                <text:p>832753000</text:p>
              </table:table-cell>
              <table:table-cell office:value-type="float" office:value="832761000">
                <text:p>832761000</text:p>
              </table:table-cell>
              <table:table-cell office:value-type="float" office:value="832793000">
                <text:p>832793000</text:p>
              </table:table-cell>
              <table:table-cell office:value-type="float" office:value="832824000">
                <text:p>832824000</text:p>
              </table:table-cell>
              <table:table-cell office:value-type="float" office:value="832762000">
                <text:p>832762000</text:p>
              </table:table-cell>
              <table:table-cell office:value-type="float" office:value="832771000">
                <text:p>832771000</text:p>
              </table:table-cell>
              <table:table-cell office:value-type="float" office:value="832750000">
                <text:p>832750000</text:p>
              </table:table-cell>
              <table:table-cell office:value-type="float" office:value="832791000">
                <text:p>832791000</text:p>
              </table:table-cell>
              <table:table-cell office:value-type="float" office:value="832796000">
                <text:p>832796000</text:p>
              </table:table-cell>
              <table:table-cell office:value-type="float" office:value="832859000">
                <text:p>832859000</text:p>
              </table:table-cell>
              <table:table-cell office:value-type="float" office:value="832808000">
                <text:p>832808000</text:p>
              </table:table-cell>
              <table:table-cell office:value-type="float" office:value="832730000">
                <text:p>832730000</text:p>
              </table:table-cell>
              <table:table-cell office:value-type="float" office:value="832770000">
                <text:p>832770000</text:p>
              </table:table-cell>
              <table:table-cell office:value-type="float" office:value="832839000">
                <text:p>832839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3477000">
                <text:p>833477000</text:p>
              </table:table-cell>
              <table:table-cell office:value-type="float" office:value="839404000">
                <text:p>83940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EED_0.A7:SEED_0.DR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823805000">
                <text:p>823805000</text:p>
                <draw:g>
                  <svg:desc>SEED_0.A8:SEED_0.DR8</svg:desc>
                </draw:g>
              </table:table-cell>
              <table:table-cell office:value-type="float" office:value="822449000">
                <text:p>822449000</text:p>
              </table:table-cell>
              <table:table-cell office:value-type="float" office:value="822568000">
                <text:p>822568000</text:p>
              </table:table-cell>
              <table:table-cell office:value-type="float" office:value="823518000">
                <text:p>823518000</text:p>
              </table:table-cell>
              <table:table-cell office:value-type="float" office:value="822704000">
                <text:p>822704000</text:p>
              </table:table-cell>
              <table:table-cell office:value-type="float" office:value="822692000">
                <text:p>822692000</text:p>
              </table:table-cell>
              <table:table-cell office:value-type="float" office:value="823101000">
                <text:p>823101000</text:p>
              </table:table-cell>
              <table:table-cell office:value-type="float" office:value="823259000">
                <text:p>823259000</text:p>
              </table:table-cell>
              <table:table-cell office:value-type="float" office:value="823170000">
                <text:p>823170000</text:p>
              </table:table-cell>
              <table:table-cell office:value-type="float" office:value="822010000">
                <text:p>822010000</text:p>
              </table:table-cell>
              <table:table-cell office:value-type="float" office:value="821157000">
                <text:p>821157000</text:p>
              </table:table-cell>
              <table:table-cell office:value-type="float" office:value="822649000">
                <text:p>822649000</text:p>
              </table:table-cell>
              <table:table-cell office:value-type="float" office:value="823611000">
                <text:p>823611000</text:p>
              </table:table-cell>
              <table:table-cell office:value-type="float" office:value="823029000">
                <text:p>823029000</text:p>
              </table:table-cell>
              <table:table-cell office:value-type="float" office:value="822130000">
                <text:p>822130000</text:p>
              </table:table-cell>
              <table:table-cell office:value-type="float" office:value="823891000">
                <text:p>823891000</text:p>
              </table:table-cell>
              <table:table-cell office:value-type="float" office:value="821645000">
                <text:p>821645000</text:p>
              </table:table-cell>
              <table:table-cell office:value-type="float" office:value="823395000">
                <text:p>823395000</text:p>
              </table:table-cell>
              <table:table-cell office:value-type="float" office:value="823486000">
                <text:p>823486000</text:p>
              </table:table-cell>
              <table:table-cell office:value-type="float" office:value="822772000">
                <text:p>822772000</text:p>
              </table:table-cell>
              <table:table-cell office:value-type="float" office:value="830559000">
                <text:p>830559000</text:p>
              </table:table-cell>
              <table:table-cell office:value-type="float" office:value="830559000">
                <text:p>830559000</text:p>
              </table:table-cell>
              <table:table-cell office:value-type="float" office:value="830559000">
                <text:p>830559000</text:p>
              </table:table-cell>
              <table:table-cell office:value-type="float" office:value="830559000">
                <text:p>830559000</text:p>
              </table:table-cell>
              <table:table-cell office:value-type="float" office:value="830559000">
                <text:p>830559000</text:p>
              </table:table-cell>
              <table:table-cell office:value-type="float" office:value="830559000">
                <text:p>830559000</text:p>
              </table:table-cell>
              <table:table-cell office:value-type="float" office:value="830559000">
                <text:p>830559000</text:p>
              </table:table-cell>
              <table:table-cell office:value-type="float" office:value="830559000">
                <text:p>830559000</text:p>
              </table:table-cell>
              <table:table-cell office:value-type="float" office:value="830559000">
                <text:p>830559000</text:p>
              </table:table-cell>
              <table:table-cell office:value-type="float" office:value="830559000">
                <text:p>830559000</text:p>
              </table:table-cell>
              <table:table-cell office:value-type="float" office:value="830559000">
                <text:p>830559000</text:p>
              </table:table-cell>
              <table:table-cell office:value-type="float" office:value="830559000">
                <text:p>830559000</text:p>
              </table:table-cell>
              <table:table-cell office:value-type="float" office:value="830559000">
                <text:p>830559000</text:p>
              </table:table-cell>
              <table:table-cell office:value-type="float" office:value="830559000">
                <text:p>830559000</text:p>
              </table:table-cell>
              <table:table-cell office:value-type="float" office:value="830559000">
                <text:p>830559000</text:p>
              </table:table-cell>
              <table:table-cell office:value-type="float" office:value="830559000">
                <text:p>830559000</text:p>
              </table:table-cell>
              <table:table-cell office:value-type="float" office:value="830559000">
                <text:p>830559000</text:p>
              </table:table-cell>
              <table:table-cell office:value-type="float" office:value="830559000">
                <text:p>830559000</text:p>
              </table:table-cell>
              <table:table-cell office:value-type="float" office:value="830559000">
                <text:p>830559000</text:p>
              </table:table-cell>
              <table:table-cell office:value-type="float" office:value="830559000">
                <text:p>830559000</text:p>
              </table:table-cell>
              <table:table-cell office:value-type="float" office:value="832590000">
                <text:p>832590000</text:p>
              </table:table-cell>
              <table:table-cell office:value-type="float" office:value="832165000">
                <text:p>832165000</text:p>
              </table:table-cell>
              <table:table-cell office:value-type="float" office:value="832484000">
                <text:p>832484000</text:p>
              </table:table-cell>
              <table:table-cell office:value-type="float" office:value="832684000">
                <text:p>832684000</text:p>
              </table:table-cell>
              <table:table-cell office:value-type="float" office:value="832119000">
                <text:p>832119000</text:p>
              </table:table-cell>
              <table:table-cell office:value-type="float" office:value="833038000">
                <text:p>833038000</text:p>
              </table:table-cell>
              <table:table-cell office:value-type="float" office:value="832731000">
                <text:p>832731000</text:p>
              </table:table-cell>
              <table:table-cell office:value-type="float" office:value="832667000">
                <text:p>832667000</text:p>
              </table:table-cell>
              <table:table-cell office:value-type="float" office:value="832936000">
                <text:p>832936000</text:p>
              </table:table-cell>
              <table:table-cell office:value-type="float" office:value="832460000">
                <text:p>832460000</text:p>
              </table:table-cell>
              <table:table-cell office:value-type="float" office:value="832584000">
                <text:p>832584000</text:p>
              </table:table-cell>
              <table:table-cell office:value-type="float" office:value="832338000">
                <text:p>832338000</text:p>
              </table:table-cell>
              <table:table-cell office:value-type="float" office:value="832607000">
                <text:p>832607000</text:p>
              </table:table-cell>
              <table:table-cell office:value-type="float" office:value="832759000">
                <text:p>832759000</text:p>
              </table:table-cell>
              <table:table-cell office:value-type="float" office:value="832535000">
                <text:p>832535000</text:p>
              </table:table-cell>
              <table:table-cell office:value-type="float" office:value="833021000">
                <text:p>833021000</text:p>
              </table:table-cell>
              <table:table-cell office:value-type="float" office:value="832599000">
                <text:p>832599000</text:p>
              </table:table-cell>
              <table:table-cell office:value-type="float" office:value="832626000">
                <text:p>832626000</text:p>
              </table:table-cell>
              <table:table-cell office:value-type="float" office:value="832555000">
                <text:p>832555000</text:p>
              </table:table-cell>
              <table:table-cell office:value-type="float" office:value="832611000">
                <text:p>832611000</text:p>
              </table:table-cell>
              <table:table-cell office:value-type="float" office:value="835936000">
                <text:p>835936000</text:p>
              </table:table-cell>
              <table:table-cell office:value-type="float" office:value="835936000">
                <text:p>835936000</text:p>
              </table:table-cell>
              <table:table-cell office:value-type="float" office:value="835937000">
                <text:p>835937000</text:p>
              </table:table-cell>
              <table:table-cell office:value-type="float" office:value="835937000">
                <text:p>835937000</text:p>
              </table:table-cell>
              <table:table-cell office:value-type="float" office:value="835958000">
                <text:p>835958000</text:p>
              </table:table-cell>
              <table:table-cell office:value-type="float" office:value="835937000">
                <text:p>835937000</text:p>
              </table:table-cell>
              <table:table-cell office:value-type="float" office:value="835937000">
                <text:p>835937000</text:p>
              </table:table-cell>
              <table:table-cell office:value-type="float" office:value="835937000">
                <text:p>835937000</text:p>
              </table:table-cell>
              <table:table-cell office:value-type="float" office:value="835935000">
                <text:p>835935000</text:p>
              </table:table-cell>
              <table:table-cell office:value-type="float" office:value="835934000">
                <text:p>835934000</text:p>
              </table:table-cell>
              <table:table-cell office:value-type="float" office:value="835934000">
                <text:p>835934000</text:p>
              </table:table-cell>
              <table:table-cell office:value-type="float" office:value="835937000">
                <text:p>835937000</text:p>
              </table:table-cell>
              <table:table-cell office:value-type="float" office:value="835937000">
                <text:p>835937000</text:p>
              </table:table-cell>
              <table:table-cell office:value-type="float" office:value="835935000">
                <text:p>835935000</text:p>
              </table:table-cell>
              <table:table-cell office:value-type="float" office:value="835937000">
                <text:p>835937000</text:p>
              </table:table-cell>
              <table:table-cell office:value-type="float" office:value="835938000">
                <text:p>835938000</text:p>
              </table:table-cell>
              <table:table-cell office:value-type="float" office:value="835945000">
                <text:p>835945000</text:p>
              </table:table-cell>
              <table:table-cell office:value-type="float" office:value="835935000">
                <text:p>835935000</text:p>
              </table:table-cell>
              <table:table-cell office:value-type="float" office:value="835948000">
                <text:p>835948000</text:p>
              </table:table-cell>
              <table:table-cell office:value-type="float" office:value="835934000">
                <text:p>835934000</text:p>
              </table:table-cell>
              <table:table-cell office:value-type="float" office:value="836349000">
                <text:p>836349000</text:p>
              </table:table-cell>
              <table:table-cell office:value-type="float" office:value="836317000">
                <text:p>836317000</text:p>
              </table:table-cell>
              <table:table-cell office:value-type="float" office:value="836183000">
                <text:p>836183000</text:p>
              </table:table-cell>
              <table:table-cell office:value-type="float" office:value="836208000">
                <text:p>836208000</text:p>
              </table:table-cell>
              <table:table-cell office:value-type="float" office:value="836158000">
                <text:p>836158000</text:p>
              </table:table-cell>
              <table:table-cell office:value-type="float" office:value="836363000">
                <text:p>836363000</text:p>
              </table:table-cell>
              <table:table-cell office:value-type="float" office:value="836193000">
                <text:p>836193000</text:p>
              </table:table-cell>
              <table:table-cell office:value-type="float" office:value="836151000">
                <text:p>836151000</text:p>
              </table:table-cell>
              <table:table-cell office:value-type="float" office:value="836227000">
                <text:p>836227000</text:p>
              </table:table-cell>
              <table:table-cell office:value-type="float" office:value="836265000">
                <text:p>836265000</text:p>
              </table:table-cell>
              <table:table-cell office:value-type="float" office:value="836290000">
                <text:p>836290000</text:p>
              </table:table-cell>
              <table:table-cell office:value-type="float" office:value="836379000">
                <text:p>836379000</text:p>
              </table:table-cell>
              <table:table-cell office:value-type="float" office:value="836326000">
                <text:p>836326000</text:p>
              </table:table-cell>
              <table:table-cell office:value-type="float" office:value="836154000">
                <text:p>836154000</text:p>
              </table:table-cell>
              <table:table-cell office:value-type="float" office:value="836389000">
                <text:p>836389000</text:p>
              </table:table-cell>
              <table:table-cell office:value-type="float" office:value="836378000">
                <text:p>836378000</text:p>
              </table:table-cell>
              <table:table-cell office:value-type="float" office:value="836190000">
                <text:p>836190000</text:p>
              </table:table-cell>
              <table:table-cell office:value-type="float" office:value="836211000">
                <text:p>836211000</text:p>
              </table:table-cell>
              <table:table-cell office:value-type="float" office:value="836273000">
                <text:p>836273000</text:p>
              </table:table-cell>
              <table:table-cell office:value-type="float" office:value="836351000">
                <text:p>836351000</text:p>
              </table:table-cell>
              <table:table-cell office:value-type="float" office:value="839404000">
                <text:p>83940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EED_0.A9:SEED_0.DR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823710000">
                <text:p>823710000</text:p>
                <draw:g>
                  <svg:desc>SEED_0.A10:SEED_0.DR10</svg:desc>
                </draw:g>
              </table:table-cell>
              <table:table-cell office:value-type="float" office:value="823749000">
                <text:p>823749000</text:p>
              </table:table-cell>
              <table:table-cell office:value-type="float" office:value="824608000">
                <text:p>824608000</text:p>
              </table:table-cell>
              <table:table-cell office:value-type="float" office:value="823379000">
                <text:p>823379000</text:p>
              </table:table-cell>
              <table:table-cell office:value-type="float" office:value="824117000">
                <text:p>824117000</text:p>
              </table:table-cell>
              <table:table-cell office:value-type="float" office:value="823978000">
                <text:p>823978000</text:p>
              </table:table-cell>
              <table:table-cell office:value-type="float" office:value="823572000">
                <text:p>823572000</text:p>
              </table:table-cell>
              <table:table-cell office:value-type="float" office:value="823862000">
                <text:p>823862000</text:p>
              </table:table-cell>
              <table:table-cell office:value-type="float" office:value="823854000">
                <text:p>823854000</text:p>
              </table:table-cell>
              <table:table-cell office:value-type="float" office:value="823493000">
                <text:p>823493000</text:p>
              </table:table-cell>
              <table:table-cell office:value-type="float" office:value="823833000">
                <text:p>823833000</text:p>
              </table:table-cell>
              <table:table-cell office:value-type="float" office:value="823151000">
                <text:p>823151000</text:p>
              </table:table-cell>
              <table:table-cell office:value-type="float" office:value="823840000">
                <text:p>823840000</text:p>
              </table:table-cell>
              <table:table-cell office:value-type="float" office:value="823933000">
                <text:p>823933000</text:p>
              </table:table-cell>
              <table:table-cell office:value-type="float" office:value="823929000">
                <text:p>823929000</text:p>
              </table:table-cell>
              <table:table-cell office:value-type="float" office:value="823499000">
                <text:p>823499000</text:p>
              </table:table-cell>
              <table:table-cell office:value-type="float" office:value="823560000">
                <text:p>823560000</text:p>
              </table:table-cell>
              <table:table-cell office:value-type="float" office:value="823023000">
                <text:p>823023000</text:p>
              </table:table-cell>
              <table:table-cell office:value-type="float" office:value="823929000">
                <text:p>823929000</text:p>
              </table:table-cell>
              <table:table-cell office:value-type="float" office:value="824176000">
                <text:p>824176000</text:p>
              </table:table-cell>
              <table:table-cell office:value-type="float" office:value="823957000">
                <text:p>823957000</text:p>
              </table:table-cell>
              <table:table-cell office:value-type="float" office:value="823630000">
                <text:p>823630000</text:p>
              </table:table-cell>
              <table:table-cell office:value-type="float" office:value="823672000">
                <text:p>823672000</text:p>
              </table:table-cell>
              <table:table-cell office:value-type="float" office:value="823395000">
                <text:p>823395000</text:p>
              </table:table-cell>
              <table:table-cell office:value-type="float" office:value="824325000">
                <text:p>824325000</text:p>
              </table:table-cell>
              <table:table-cell office:value-type="float" office:value="822936000">
                <text:p>822936000</text:p>
              </table:table-cell>
              <table:table-cell office:value-type="float" office:value="824430000">
                <text:p>824430000</text:p>
              </table:table-cell>
              <table:table-cell office:value-type="float" office:value="823052000">
                <text:p>823052000</text:p>
              </table:table-cell>
              <table:table-cell office:value-type="float" office:value="823505000">
                <text:p>823505000</text:p>
              </table:table-cell>
              <table:table-cell office:value-type="float" office:value="823787000">
                <text:p>823787000</text:p>
              </table:table-cell>
              <table:table-cell office:value-type="float" office:value="823922000">
                <text:p>823922000</text:p>
              </table:table-cell>
              <table:table-cell office:value-type="float" office:value="824430000">
                <text:p>824430000</text:p>
              </table:table-cell>
              <table:table-cell office:value-type="float" office:value="823616000">
                <text:p>823616000</text:p>
              </table:table-cell>
              <table:table-cell office:value-type="float" office:value="823187000">
                <text:p>823187000</text:p>
              </table:table-cell>
              <table:table-cell office:value-type="float" office:value="823493000">
                <text:p>823493000</text:p>
              </table:table-cell>
              <table:table-cell office:value-type="float" office:value="824302000">
                <text:p>824302000</text:p>
              </table:table-cell>
              <table:table-cell office:value-type="float" office:value="824107000">
                <text:p>824107000</text:p>
              </table:table-cell>
              <table:table-cell office:value-type="float" office:value="824104000">
                <text:p>824104000</text:p>
              </table:table-cell>
              <table:table-cell office:value-type="float" office:value="824026000">
                <text:p>824026000</text:p>
              </table:table-cell>
              <table:table-cell office:value-type="float" office:value="823245000">
                <text:p>823245000</text:p>
              </table:table-cell>
              <table:table-cell office:value-type="float" office:value="823897000">
                <text:p>823897000</text:p>
              </table:table-cell>
              <table:table-cell office:value-type="float" office:value="823705000">
                <text:p>823705000</text:p>
              </table:table-cell>
              <table:table-cell office:value-type="float" office:value="822750000">
                <text:p>822750000</text:p>
              </table:table-cell>
              <table:table-cell office:value-type="float" office:value="823849000">
                <text:p>823849000</text:p>
              </table:table-cell>
              <table:table-cell office:value-type="float" office:value="824434000">
                <text:p>824434000</text:p>
              </table:table-cell>
              <table:table-cell office:value-type="float" office:value="823823000">
                <text:p>823823000</text:p>
              </table:table-cell>
              <table:table-cell office:value-type="float" office:value="825049000">
                <text:p>825049000</text:p>
              </table:table-cell>
              <table:table-cell office:value-type="float" office:value="823281000">
                <text:p>823281000</text:p>
              </table:table-cell>
              <table:table-cell office:value-type="float" office:value="823838000">
                <text:p>823838000</text:p>
              </table:table-cell>
              <table:table-cell office:value-type="float" office:value="822680000">
                <text:p>822680000</text:p>
              </table:table-cell>
              <table:table-cell office:value-type="float" office:value="823064000">
                <text:p>823064000</text:p>
              </table:table-cell>
              <table:table-cell office:value-type="float" office:value="824017000">
                <text:p>824017000</text:p>
              </table:table-cell>
              <table:table-cell office:value-type="float" office:value="822972000">
                <text:p>822972000</text:p>
              </table:table-cell>
              <table:table-cell office:value-type="float" office:value="823657000">
                <text:p>823657000</text:p>
              </table:table-cell>
              <table:table-cell office:value-type="float" office:value="824746000">
                <text:p>824746000</text:p>
              </table:table-cell>
              <table:table-cell office:value-type="float" office:value="823398000">
                <text:p>823398000</text:p>
              </table:table-cell>
              <table:table-cell office:value-type="float" office:value="823816000">
                <text:p>823816000</text:p>
              </table:table-cell>
              <table:table-cell office:value-type="float" office:value="823848000">
                <text:p>823848000</text:p>
              </table:table-cell>
              <table:table-cell office:value-type="float" office:value="823981000">
                <text:p>823981000</text:p>
              </table:table-cell>
              <table:table-cell office:value-type="float" office:value="823872000">
                <text:p>823872000</text:p>
              </table:table-cell>
              <table:table-cell office:value-type="float" office:value="831057000">
                <text:p>831057000</text:p>
              </table:table-cell>
              <table:table-cell office:value-type="float" office:value="831098000">
                <text:p>831098000</text:p>
              </table:table-cell>
              <table:table-cell office:value-type="float" office:value="831080000">
                <text:p>831080000</text:p>
              </table:table-cell>
              <table:table-cell office:value-type="float" office:value="831089000">
                <text:p>831089000</text:p>
              </table:table-cell>
              <table:table-cell office:value-type="float" office:value="831127000">
                <text:p>831127000</text:p>
              </table:table-cell>
              <table:table-cell office:value-type="float" office:value="831070000">
                <text:p>831070000</text:p>
              </table:table-cell>
              <table:table-cell office:value-type="float" office:value="831023000">
                <text:p>831023000</text:p>
              </table:table-cell>
              <table:table-cell office:value-type="float" office:value="831037000">
                <text:p>831037000</text:p>
              </table:table-cell>
              <table:table-cell office:value-type="float" office:value="831047000">
                <text:p>831047000</text:p>
              </table:table-cell>
              <table:table-cell office:value-type="float" office:value="831048000">
                <text:p>831048000</text:p>
              </table:table-cell>
              <table:table-cell office:value-type="float" office:value="831074000">
                <text:p>831074000</text:p>
              </table:table-cell>
              <table:table-cell office:value-type="float" office:value="831059000">
                <text:p>831059000</text:p>
              </table:table-cell>
              <table:table-cell office:value-type="float" office:value="831060000">
                <text:p>831060000</text:p>
              </table:table-cell>
              <table:table-cell office:value-type="float" office:value="831058000">
                <text:p>831058000</text:p>
              </table:table-cell>
              <table:table-cell office:value-type="float" office:value="831074000">
                <text:p>831074000</text:p>
              </table:table-cell>
              <table:table-cell office:value-type="float" office:value="831070000">
                <text:p>831070000</text:p>
              </table:table-cell>
              <table:table-cell office:value-type="float" office:value="831151000">
                <text:p>831151000</text:p>
              </table:table-cell>
              <table:table-cell office:value-type="float" office:value="831073000">
                <text:p>831073000</text:p>
              </table:table-cell>
              <table:table-cell office:value-type="float" office:value="831028000">
                <text:p>831028000</text:p>
              </table:table-cell>
              <table:table-cell office:value-type="float" office:value="831058000">
                <text:p>831058000</text:p>
              </table:table-cell>
              <table:table-cell office:value-type="float" office:value="832348000">
                <text:p>832348000</text:p>
              </table:table-cell>
              <table:table-cell office:value-type="float" office:value="832288000">
                <text:p>832288000</text:p>
              </table:table-cell>
              <table:table-cell office:value-type="float" office:value="832318000">
                <text:p>832318000</text:p>
              </table:table-cell>
              <table:table-cell office:value-type="float" office:value="832259000">
                <text:p>832259000</text:p>
              </table:table-cell>
              <table:table-cell office:value-type="float" office:value="832196000">
                <text:p>832196000</text:p>
              </table:table-cell>
              <table:table-cell office:value-type="float" office:value="832461000">
                <text:p>832461000</text:p>
              </table:table-cell>
              <table:table-cell office:value-type="float" office:value="832331000">
                <text:p>832331000</text:p>
              </table:table-cell>
              <table:table-cell office:value-type="float" office:value="832668000">
                <text:p>832668000</text:p>
              </table:table-cell>
              <table:table-cell office:value-type="float" office:value="832359000">
                <text:p>832359000</text:p>
              </table:table-cell>
              <table:table-cell office:value-type="float" office:value="832216000">
                <text:p>832216000</text:p>
              </table:table-cell>
              <table:table-cell office:value-type="float" office:value="832354000">
                <text:p>832354000</text:p>
              </table:table-cell>
              <table:table-cell office:value-type="float" office:value="832297000">
                <text:p>832297000</text:p>
              </table:table-cell>
              <table:table-cell office:value-type="float" office:value="832310000">
                <text:p>832310000</text:p>
              </table:table-cell>
              <table:table-cell office:value-type="float" office:value="832269000">
                <text:p>832269000</text:p>
              </table:table-cell>
              <table:table-cell office:value-type="float" office:value="832289000">
                <text:p>832289000</text:p>
              </table:table-cell>
              <table:table-cell office:value-type="float" office:value="832208000">
                <text:p>832208000</text:p>
              </table:table-cell>
              <table:table-cell office:value-type="float" office:value="832307000">
                <text:p>832307000</text:p>
              </table:table-cell>
              <table:table-cell office:value-type="float" office:value="832272000">
                <text:p>832272000</text:p>
              </table:table-cell>
              <table:table-cell office:value-type="float" office:value="832455000">
                <text:p>832455000</text:p>
              </table:table-cell>
              <table:table-cell office:value-type="float" office:value="832223000">
                <text:p>832223000</text:p>
              </table:table-cell>
              <table:table-cell office:value-type="float" office:value="839404000">
                <text:p>83940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EED_0.A11:SEED_0.DR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EED_0.A12:SEED_0.DR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9404000">
                <text:p>839404000</text:p>
              </table:table-cell>
              <table:table-cell office:value-type="float" office:value="839404000">
                <text:p>839404000</text:p>
              </table:table-cell>
              <table:table-cell office:value-type="float" office:value="839404000">
                <text:p>839404000</text:p>
              </table:table-cell>
              <table:table-cell office:value-type="float" office:value="839404000">
                <text:p>839404000</text:p>
              </table:table-cell>
              <table:table-cell office:value-type="float" office:value="839404000">
                <text:p>839404000</text:p>
              </table:table-cell>
              <table:table-cell office:value-type="float" office:value="839404000">
                <text:p>839404000</text:p>
              </table:table-cell>
              <table:table-cell office:value-type="float" office:value="839404000">
                <text:p>839404000</text:p>
              </table:table-cell>
              <table:table-cell office:value-type="float" office:value="839404000">
                <text:p>839404000</text:p>
              </table:table-cell>
              <table:table-cell office:value-type="float" office:value="839404000">
                <text:p>839404000</text:p>
              </table:table-cell>
              <table:table-cell office:value-type="float" office:value="839404000">
                <text:p>839404000</text:p>
              </table:table-cell>
              <table:table-cell office:value-type="float" office:value="839404000">
                <text:p>839404000</text:p>
              </table:table-cell>
              <table:table-cell office:value-type="float" office:value="839404000">
                <text:p>839404000</text:p>
              </table:table-cell>
              <table:table-cell office:value-type="float" office:value="839404000">
                <text:p>839404000</text:p>
              </table:table-cell>
              <table:table-cell office:value-type="float" office:value="839404000">
                <text:p>839404000</text:p>
              </table:table-cell>
              <table:table-cell office:value-type="float" office:value="839404000">
                <text:p>839404000</text:p>
              </table:table-cell>
              <table:table-cell office:value-type="float" office:value="839404000">
                <text:p>839404000</text:p>
              </table:table-cell>
              <table:table-cell office:value-type="float" office:value="839404000">
                <text:p>839404000</text:p>
              </table:table-cell>
              <table:table-cell office:value-type="float" office:value="839404000">
                <text:p>839404000</text:p>
              </table:table-cell>
              <table:table-cell office:value-type="float" office:value="839404000">
                <text:p>839404000</text:p>
              </table:table-cell>
              <table:table-cell office:value-type="float" office:value="839404000">
                <text:p>839404000</text:p>
              </table:table-cell>
              <table:table-cell office:value-type="float" office:value="839404000">
                <text:p>839404000</text:p>
              </table:table-cell>
              <table:table-cell office:value-type="float" office:value="839404000">
                <text:p>839404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